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1e47e3"/>
    </style:style>
    <style:style style:name="P2" style:family="paragraph" style:parent-style-name="Standard">
      <style:paragraph-properties fo:text-align="start" style:justify-single-word="false" style:writing-mode="lr-tb"/>
      <style:text-properties style:font-name="Arial1" fo:font-size="12pt" fo:font-style="normal" fo:font-weight="normal" officeooo:rsid="000b7be2" officeooo:paragraph-rsid="001e47e3"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writing-mode="lr-tb"/>
      <style:text-properties style:font-name="Arial1" fo:font-size="12pt" fo:font-style="normal" fo:font-weight="normal" officeooo:rsid="000b7be2" officeooo:paragraph-rsid="001f437a"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writing-mode="lr-tb"/>
      <style:text-properties fo:font-size="12pt" fo:font-style="normal" fo:font-weight="normal" officeooo:rsid="000b7be2" officeooo:paragraph-rsid="001f437a"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writing-mode="lr-tb"/>
      <style:text-properties style:font-name="Arial1" fo:font-size="12pt" fo:font-weight="normal" officeooo:rsid="000b7be2" officeooo:paragraph-rsid="0026a8bf" style:font-size-asian="12pt" style:font-weight-asian="normal" style:font-size-complex="12pt" style:font-weight-complex="normal"/>
    </style:style>
    <style:style style:name="P6" style:family="paragraph" style:parent-style-name="Standard">
      <style:paragraph-properties fo:text-align="start" style:justify-single-word="false" style:writing-mode="lr-tb"/>
      <style:text-properties style:font-name="Arial1" officeooo:paragraph-rsid="002348fc"/>
    </style:style>
    <style:style style:name="P7" style:family="paragraph" style:parent-style-name="Text_20_body">
      <style:paragraph-properties fo:text-align="start" style:justify-single-word="false" style:writing-mode="lr-tb"/>
      <style:text-properties officeooo:paragraph-rsid="0024b81d"/>
    </style:style>
    <style:style style:name="T1" style:family="text">
      <style:text-properties style:font-name="Arial1" fo:font-size="12pt" fo:font-weight="normal" style:font-size-asian="12pt" style:font-weight-asian="normal" style:font-size-complex="12pt" style:font-weight-complex="normal"/>
    </style:style>
    <style:style style:name="T2" style:family="text">
      <style:text-properties style:font-name="Arial1" fo:font-size="12pt" fo:font-weight="normal" officeooo:rsid="001e47e3" style:font-size-asian="12pt" style:font-weight-asian="normal" style:font-size-complex="12pt" style:font-weight-complex="normal"/>
    </style:style>
    <style:style style:name="T3" style:family="text">
      <style:text-properties style:font-name="Arial1" fo:font-size="12pt" fo:font-weight="normal" officeooo:rsid="00130528" style:font-size-asian="12pt" style:font-weight-asian="normal" style:font-size-complex="12pt" style:font-weight-complex="normal"/>
    </style:style>
    <style:style style:name="T4" style:family="text">
      <style:text-properties style:font-name="Arial1" fo:font-size="12pt" fo:font-weight="normal" officeooo:rsid="000b7be2" style:font-size-asian="12pt" style:font-weight-asian="normal" style:font-size-complex="12pt" style:font-weight-complex="normal"/>
    </style:style>
    <style:style style:name="T5"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Arial1" fo:font-size="12pt" fo:font-style="normal" fo:font-weight="normal" officeooo:rsid="000b7be2" style:font-size-asian="12pt" style:font-style-asian="normal" style:font-weight-asian="normal" style:font-size-complex="12pt" style:font-style-complex="normal" style:font-weight-complex="normal"/>
    </style:style>
    <style:style style:name="T7" style:family="text">
      <style:text-properties officeooo:rsid="001f7dfc"/>
    </style:style>
    <style:style style:name="T8" style:family="text">
      <style:text-properties style:font-name="Arial1"/>
    </style:style>
    <style:style style:name="T9" style:family="text">
      <style:text-properties style:font-name="Arial1" officeooo:rsid="001f437a"/>
    </style:style>
    <style:style style:name="T10" style:family="text">
      <style:text-properties style:font-name="Arial1" fo:font-weight="normal" officeooo:rsid="001f437a"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26a8bf" style:font-style-asian="normal" style:font-style-complex="normal"/>
    </style:style>
    <style:style style:name="T13" style:family="text">
      <style:text-properties officeooo:rsid="0026a8bf"/>
    </style:style>
    <style:style style:name="T14" style:family="text">
      <style:text-properties fo:font-style="normal" officeooo:rsid="002222a7" style:font-style-asian="normal" style:font-style-complex="normal"/>
    </style:style>
    <style:style style:name="T15" style:family="text">
      <style:text-properties officeooo:rsid="002348fc"/>
    </style:style>
    <style:style style:name="T16" style:family="text">
      <style:text-properties style:font-name="Arial1" officeooo:rsid="002222a7" style:font-size-asian="12pt"/>
    </style:style>
    <style:style style:name="T17" style:family="text">
      <style:text-properties style:font-name="Arial1" officeooo:rsid="000b7be2" style:font-size-asian="12pt"/>
    </style:style>
    <style:style style:name="T18" style:family="text">
      <style:text-properties style:font-name="Arial1" officeooo:rsid="0024b81d" style:font-size-asian="12pt"/>
    </style:style>
    <style:style style:name="T19" style:family="text">
      <style:text-properties fo:font-family="sans-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flanzen benötigen verschiedene Nährstoffe, um wachsen und sich entwickeln zu können. Diese</text:span><text:span text:style-name="T2"> </text:span><text:span text:style-name="T1"><text:s/>werden anhand ihres Mengenbedarfs in </text:span><text:span text:style-name="Strong_20_Emphasis"><text:span text:style-name="T1">Makronährstoffe</text:span></text:span><text:span text:style-name="T1"> und </text:span><text:span text:style-name="Strong_20_Emphasis"><text:span text:style-name="T1">Mikronährstoffe</text:span></text:span><text:span text:style-name="T1"> eingeteilt. Während Makronährstoffe wie Kalium, Stickstoff oder Phosphor in größeren Mengen aufgenommen werden </text:span><text:span text:style-name="T3">(&gt;</text:span><text:span text:style-name="T1">20 </text:span><text:span text:style-name="T4">mg/l) (Buch strasburger lehrbuch der Botanik) </text:span><text:span text:style-name="T1">genügen bei Mikronährstoffen wie Eisen oder Zink bereits kleinste Konzentrationen. Beide Gruppen sind jedoch essenziell für lebenswichtige </text:span><text:span text:style-name="T5">Prozesse in der Pflanze. </text:span><text:span text:style-name="T6">(Marschner’s Mineral Nutrition of Higher Plants Third Edition)</text:span></text:p>
      <text:p text:style-name="P2"/>
      <text:p text:style-name="P3">Kalium (K⁺) ist ein<text:span text:style-name="T7">er der</text:span> essenzielle<text:span text:style-name="T7">n</text:span> Makronährstoff<text:span text:style-name="T7">e</text:span> und das mengenmäßig häufigste Kation in Pflanzenzellen. Trotz stark schwankender Konzentrationen in der Bodenlösung (0,01–20 mM) halten Pflanzen im Zytoplasma eine konstante Konzentration von etwa 80–100 mM aufrecht (Rodriguez-Navarro, 2000). Zusätzlich wird Kalium in großen Mengen in den Vakuolen gespeichert, häufig über den reinen Nährstoffbedarf hinaus. Dadurch kann K⁺ bis zu 10 % der Trockensubstanz ausmachen und liegt oft über den ca. 2 %, die für nahezu maximales Wachstum erforderlich sind (White &amp; Karley, 2010). </text:p>
      <text:p text:style-name="P4"><text:span text:style-name="T8">Zwischen dem Kaliumgehalt im Gewebe und dem Pflanzenwachstum besteht eine steile, kurvenförmige Beziehung. Eine kritische Konzentration ermöglicht etwa 90 % des maximalen Ertrags. Oberhalb dieses Wertes bleibt zusätzlich aufgenommenes Kalium ohne Einfluss, während bei niedrigeren Konzentrationen das Wachstum stark abnimmt. </text:span><text:span text:style-name="T9">(</text:span><text:span text:style-name="Strong_20_Emphasis"><text:span text:style-name="T10">Regulation of K⁺ Nutrition in Plants</text:span></text:span><text:span text:style-name="T9"> (Frontiers in Plant Science, Ragel et al., 2019))</text:span></text:p>
      <text:p text:style-name="P3"/>
      <text:p text:style-name="P5"><text:span text:style-name="T11">Kaliumionen (K⁺) übernehmen essenzielle Funktionen in zahlreichen zellulären und physiologischen Prozessen der Pflanze. Sie wirken als Cofaktoren </text:span><text:span text:style-name="T12">und aktivatoren</text:span><text:span text:style-name="T11"> für über 50 Enzyme und sind maßgeblich an deren Aktivierung beteiligt. Enzyme katalysieren biochemische Reaktionen, indem sie Reaktionspartner zusammenführen und die Aktivierungsenergie senken, ohne selbst verbraucht zu werden. Kalium induziert strukturelle Veränderungen an Enzymmolekülen, wodurch deren aktive Zentren freigelegt werden. Zudem trägt Kalium zur Neutralisation organischer Anionen bei und stabilisiert den intrazellulären pH-Wert im Bereich von 7 bis 8 – optimal für enzymatische Aktivität. Die Konzentration von Kalium in der Zelle bestimmt, wie viele Enzyme aktiviert werden und beeinflusst somit direkt die Geschwindigkeit biochemischer Reaktionen. Die Kaliumaufnahme stellt damit einen limitierenden Faktor für die Reaktionsdynamik dar (Van Brunt &amp; Sultenfuss, 1998). </text:span><text:span text:style-name="T12">(</text:span><text:bookmark text:name="screen-reader-main-title"/><text:span text:style-name="T13">Potassium dependency of enzymes in plant primary metabolism</text:span><text:span text:style-name="T12">) </text:span><text:span text:style-name="T14">(THE IMPORTANCE OF POTASSIUM IN PLANT GROWTH – A REVIEW)</text:span></text:p>
      <text:p text:style-name="P3"/>
      <text:p text:style-name="P6"><text:span text:style-name="T15">Dadurch das K</text:span>alium nicht in die organische substanz eingebaut <text:span text:style-name="T15">ist</text:span> sondern als lösliches Ion im Zellsaft <text:s/>verbleibt <text:span text:style-name="T15">ist Kalium ein sehr wichtiges Osmotikum.</text:span></text:p>
      <text:p text:style-name="P3"/>
      <text:p text:style-name="P7"><text:span text:style-name="T16">Zusätzlich</text:span><text:span text:style-name="T17"> spielt </text:span><text:span text:style-name="T16">es</text:span><text:span text:style-name="T17"> eine zentrale Rolle bei der Regulation der Spaltöffnungen (Stomata), über die Pflanzen Kohlendioxid (CO₂), Sauerstoff (O₂) und Wasserdampf mit der Atmosphäre austauschen. Gelangt K⁺ in die Schließzellen, erhöht sich dort der osmotische Druck, Wasser strömt ein, die Zellen schwellen an, und die Stomata öffnen sich. Bei Wassermangel wird K⁺ aktiv aus den Schließzellen herausbefördert, wodurch Wasser entweicht und die Poren sich schließen, um Wasserverlust zu minimieren. Eine ausreichende Kaliumversorgung ermöglicht somit eine schnelle und effektive Reaktion der Stomata auf Umweltbedingungen. Fehlt Kalium, reagieren die Stomata nur verzögert, schließen sich unvollständig, und es geht übermäßig viel Wasser verloren. Darüber hinaus trägt Kalium in den Wurzeln zur Bildung eines osmotischen Gradienten bei, der die Wasseraufnahme aus dem Boden fördert. Kaliumdefizite verringern diese Fähigkeit und machen die Pflanze deutlich anfälliger für Trockenstress (Thomas &amp; Thomas, 2009). </text:span><text:span text:style-name="T16">(THE IMPORTANCE OF POTASSIUM IN PLANT GROWTH – A REVIEW)</text:span><text:span text:style-name="T17"> </text:span><text:span text:style-name="T18">Als Reaktion auf den </text:span><text:soft-page-break/><text:span text:style-name="T18">ein Kaliumdeffizit wird ein Signal ausgesant was dazu führt , dass Kalium aus den älteren Blättern in die jungen Blätter fließt, um die Modulation der Spaltöffnungen zu unterstützen. Dies erleichtert das Überleben der Pflanze, führt aber<text:line-break/>zur Nekrose der älteren Blätter und zu einem verlangsamten Wachstum. (</text:span><text:span text:style-name="T19">The vital role of potassium in the osmotic mechanism of stomata aperture modulation and its link with potassium deficiency</text:span> <text:span text:style-name="T18">)</text:span></text:p>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5T11:15:27.211173500</meta:creation-date>
    <dc:date>2025-08-05T15:21:54.409473500</dc:date>
    <meta:editing-duration>PT2H58M1S</meta:editing-duration>
    <meta:editing-cycles>8</meta:editing-cycles>
    <meta:generator>LibreOffice/25.2.5.2$Windows_X86_64 LibreOffice_project/03d19516eb2e1dd5d4ccd751a0d6f35f35e08022</meta:generator>
    <meta:document-statistic meta:table-count="0" meta:image-count="0" meta:object-count="0" meta:page-count="2" meta:paragraph-count="6" meta:word-count="585" meta:character-count="4285" meta:non-whitespace-character-count="3706"/>
  </office:meta>
</office:document-meta>
</file>